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600000005829D0F6DE.png"/>
  <manifest:file-entry manifest:media-type="image/png" manifest:full-path="Pictures/1000020000000060000000585715A11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" style:family="graphic">
      <style:graphic-properties style:protect="size"/>
    </style:style>
    <style:style style:name="pr1" style:family="presentation" style:parent-style-name="Titel1-title">
      <style:graphic-properties draw:stroke="none" draw:fill="none" draw:fill-color="#bbe0e3" draw:textarea-horizontal-align="justify" draw:textarea-vertical-align="middle" draw:auto-grow-height="true" draw:auto-grow-width="false" fo:min-height="5.03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el1-subtitle">
      <style:graphic-properties draw:stroke="none" draw:fill="none" draw:fill-color="#bbe0e3" draw:textarea-horizontal-align="justify" draw:textarea-vertical-align="top" draw:auto-grow-height="true" draw:auto-grow-width="false" fo:min-height="3.63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el1-notes">
      <style:graphic-properties draw:fill-color="#ffffff" fo:min-height="11.432cm"/>
    </style:style>
    <style:style style:name="pr4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1.94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3.1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Standard-notes">
      <style:graphic-properties draw:fill-color="#ffffff" fo:min-height="11.4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035cm" fo:margin-bottom="0cm" fo:text-indent="0cm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margin-left="0cm" fo:margin-right="0cm" fo:margin-top="0.246cm" fo:margin-bottom="0cm" fo:text-indent="0cm"/>
    </style:style>
    <style:style style:name="T1" style:family="text">
      <style:text-properties fo:color="#777777"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777777" fo:font-family="Tahoma" style:font-family-generic="swiss" style:font-pitch="variable" fo:font-size="16pt" style:font-size-asian="16pt" style:font-size-complex="16pt"/>
    </style:style>
    <style:style style:name="T4" style:family="text">
      <style:text-properties fo:language="en" fo:country="US"/>
    </style:style>
    <text:list-style style:name="L1">
      <text:list-level-style-number text:level="1" style:num-format="">
        <style:list-level-properties/>
        <style:text-properties fo:color="#777777" fo:font-size="100%"/>
      </text:list-level-style-number>
    </text:list-style>
    <text:list-style style:name="L2">
      <text:list-level-style-number text:level="1" style:num-format="">
        <style:list-level-properties/>
        <style:text-properties fo:color="#969696" fo:font-size="100%"/>
      </text:list-level-style-number>
      <text:list-level-style-bullet text:level="2" text:bullet-char="">
        <style:list-level-properties text:space-before="1.27cm"/>
        <style:text-properties fo:font-family="Webdings" style:font-family-generic="roman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4">
      <text:list-level-style-bullet text:level="1" text:bullet-char="">
        <style:list-level-properties text:min-label-width="0.952cm"/>
        <style:text-properties fo:font-family="Webdings" style:font-family-generic="roman" style:font-pitch="variable" style:font-charset="x-symbol" fo:color="#000000" fo:font-size="100%"/>
      </text:list-level-style-bullet>
      <text:list-level-style-bullet text:level="2" text:bullet-char="">
        <style:list-level-properties text:space-before="1.27cm" text:min-label-width="0.793cm"/>
        <style:text-properties fo:font-family="Webdings" style:font-family-generic="roman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draw:page draw:name="OWASP Plan - Strawman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16.298cm" svg:height="5.292cm" svg:x="9.102cm" svg:y="2.116cm" presentation:class="title" presentation:user-transformed="true">
          <draw:text-box>
            <text:list text:style-name="L1">
              <text:list-header>
                <text:p text:style-name="P1"><text:span text:style-name="T1">&lt;Title&gt; <text:s/>&lt;subtitle&gt;</text:span></text:p>
              </text:list-header>
            </text:list>
          </draw:text-box>
        </draw:frame>
        <draw:frame presentation:style-name="pr2" draw:text-style-name="P2" draw:layer="layout" svg:width="10.372cm" svg:height="3.89cm" svg:x="12.065cm" svg:y="9.057cm" presentation:class="subtitle" presentation:user-transformed="true">
          <draw:text-box>
            <text:list text:style-name="L2">
              <text:list-header>
                <text:p text:style-name="P3"><text:span text:style-name="T2">&lt;name&gt;</text:span></text:p>
                <text:p text:style-name="P3"><text:span text:style-name="T2">&lt;OWASP role&gt;</text:span></text:p>
                <text:p text:style-name="P3"><text:span text:style-name="T2">&lt;Organization&gt;</text:span></text:p>
                <text:p text:style-name="P3">&lt;email&gt;</text:p>
                <text:p text:style-name="P3">&lt;phone&gt;</text:p>
              </text:list-header>
            </text:list>
          </draw:text-box>
        </draw:frame>
        <draw:custom-shape draw:style-name="gr1" draw:text-style-name="P2" draw:layer="layout" svg:width="2.259cm" svg:height="0.937cm" svg:x="4.427cm" svg:y="12.912cm">
          <text:list text:style-name="L1">
            <text:list-header>
              <text:p text:style-name="P4"><text:span text:style-name="T3">&lt;date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itle" draw:style-name="dp3" draw:master-page-name="Standard" presentation:presentation-page-layout-name="AL2T1">
        <office:forms form:automatic-focus="false" form:apply-design-mode="false"/>
        <draw:frame presentation:style-name="pr4" draw:text-style-name="P2" draw:layer="layout" svg:width="22.86cm" svg:height="2.201cm" svg:x="1.27cm" svg:y="0.763cm" presentation:class="title" presentation:user-transformed="true">
          <draw:text-box>
            <text:list text:style-name="L3">
              <text:list-header>
                <text:p text:style-name="P1">Title</text:p>
              </text:list-header>
            </text:list>
          </draw:text-box>
        </draw:frame>
        <draw:frame presentation:style-name="pr5" draw:text-style-name="P2" draw:layer="layout" svg:width="22.86cm" svg:height="13.419cm" svg:x="1.27cm" svg:y="3.597cm" presentation:class="outline" presentation:user-transformed="true">
          <draw:text-box>
            <text:list text:style-name="L4">
              <text:list-item>
                <text:p text:style-name="P5"><text:span text:style-name="T4">Content</text:span></text:p>
                <text:p text:style-name="P5"><text:span text:style-name="T4"/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00000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">
            <style:list-level-properties text:min-label-width="0.952cm"/>
            <style:text-properties fo:font-family="Webdings" style:font-family-generic="roman" style:font-pitch="variable" style:font-charset="x-symbol" fo:color="#000000" fo:font-size="100%"/>
          </text:list-level-style-bullet>
          <text:list-level-style-bullet text:level="2" text:bullet-char="">
            <style:list-level-properties text:space-before="1.27cm" text:min-label-width="0.793cm"/>
            <style:text-properties fo:font-family="Webdings" style:font-family-generic="roman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family-asian="'Droid Sans Fallback'" style:font-family-generic-asian="system" style:font-pitch-asian="variable" style:font-size-asian="28pt" style:font-style-asian="normal" style:font-weight-asian="normal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">
            <style:list-level-properties text:space-before="1.27cm" text:min-label-width="0.793cm"/>
            <style:text-properties fo:font-family="Webdings" style:font-family-generic="roman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69696" fo:font-size="100%"/>
          </text:list-level-style-number>
          <text:list-level-style-bullet text:level="2" text:bullet-char="">
            <style:list-level-properties text:space-before="1.27cm"/>
            <style:text-properties fo:font-family="Webdings" style:font-family-generic="roman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69696" style:text-outline="false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family-asian="'Droid Sans Fallback'" style:font-family-generic-asian="system" style:font-pitch-asian="variable" style:font-size-asian="16pt" style:font-style-asian="normal" style:font-weight-asian="normal" style:font-family-complex="FreeSans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bold" style:font-family-asian="'Droid Sans Fallback'" style:font-family-generic-asian="system" style:font-pitch-asian="variable" style:font-size-asian="28pt" style:font-style-asian="normal" style:font-weight-asian="bold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bullet text:level="1" text:bullet-char="">
            <style:list-level-properties text:min-label-width="0.952cm"/>
            <style:text-properties fo:font-family="Webdings" style:font-family-generic="roman" style:font-pitch="variable" style:font-charset="x-symbol" fo:color="#000000" fo:font-size="100%"/>
          </text:list-level-style-bullet>
          <text:list-level-style-bullet text:level="2" text:bullet-char="">
            <style:list-level-properties text:space-before="1.27cm" text:min-label-width="0.793cm"/>
            <style:text-properties fo:font-family="Webdings" style:font-family-generic="roman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font-style-asian="normal" style:font-weight-asian="normal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graphic-properties>
        <text:list-style style:name="Titel1-outline2">
          <text:list-level-style-bullet text:level="1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">
            <style:list-level-properties text:space-before="1.27cm" text:min-label-width="0.793cm"/>
            <style:text-properties fo:font-family="Webdings" style:font-family-generic="roman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969696" fo:font-size="100%"/>
          </text:list-level-style-number>
          <text:list-level-style-bullet text:level="2" text:bullet-char="">
            <style:list-level-properties text:space-before="1.27cm"/>
            <style:text-properties fo:font-family="Webdings" style:font-family-generic="roman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3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69696" style:text-outline="false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6pt" style:font-style-asian="normal" style:font-weight-asian="normal" style:font-family-complex="FreeSans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28pt" style:font-style-asian="normal" style:font-weight-asian="bold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3366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Mgr6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8" style:family="graphic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9" style:family="graphic">
      <style:graphic-properties draw:stroke="none" draw:fill="solid" draw:fill-color="#eaeaea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>
      <style:graphic-properties draw:stroke="none" draw:fill="solid" draw:fill-color="#3366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1" style:family="graphic">
      <style:graphic-properties draw:stroke="none" draw:fill="solid" draw:fill-color="#777777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>
      <style:graphic-properties draw:stroke="none" draw:fill="solid" draw:fill-color="#003399" draw:opacity="59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3" style:family="graphic">
      <style:graphic-properties draw:stroke="none" draw:fill="gradient" draw:fill-color="#000000" draw:fill-gradient-name="Gradient_20_7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4" style:family="graphic">
      <style:graphic-properties draw:stroke="none" draw:fill="solid" draw:fill-color="#339933" draw:opacity="71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5" style:family="graphic">
      <style:graphic-properties draw:stroke="none" draw:fill="solid" draw:fill-color="#003366" draw:opacity="60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6" style:family="graphic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7" style:family="graphic">
      <style:graphic-properties draw:stroke="none" draw:fill="solid" draw:fill-color="#339933" draw:opacity="33%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bbe0e3" draw:auto-grow-height="false" draw:auto-grow-width="false" fo:min-height="1.024cm" fo:min-width="0cm" fo:wrap-option="wrap"/>
    </style:style>
    <style:style style:name="Mpr2" style:family="presentation" style:parent-style-name="Titel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line-height="100%" fo:text-align="end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indent="0cm"/>
    </style:style>
    <style:style style:name="MT1" style:family="text">
      <style:text-properties fo:color="#969696" fo:font-family="Tahom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color="#969696" fo:font-family="Tahoma" style:font-family-generic="swiss" style:font-pitch="variable" fo:font-size="10pt" style:font-size-asian="10pt" style:font-size-complex="10pt"/>
    </style:style>
    <style:style style:name="MT4" style:family="text">
      <style:text-properties fo:color="#eaeaea" fo:font-family="Tahom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MT5" style:family="text">
      <style:text-properties fo:color="#777777" fo:font-family="Tahom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MT6" style:family="text">
      <style:text-properties fo:color="#eaeaea" fo:font-family="Tahoma" style:font-family-generic="swiss" style:font-pitch="variable" fo:font-size="16pt" fo:language="en" fo:country="US" style:text-underline-style="solid" style:text-underline-width="auto" style:text-underline-color="font-color" style:font-size-asian="16pt" style:font-size-complex="16pt"/>
    </style:style>
    <style:style style:name="MT7" style:family="text">
      <style:text-properties fo:color="#eaeaea" fo:font-family="Tahoma" style:font-family-generic="swiss" style:font-pitch="variable" fo:font-size="16pt" fo:language="en" fo:country="US" style:font-size-asian="16pt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96969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eaeaea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777777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2.631cm" svg:x="1.27cm" svg:y="0.548cm" presentation:class="title" presentation:placeholder="true">
        <draw:text-box/>
      </draw:frame>
      <draw:frame presentation:style-name="Standard-outline1" draw:layer="backgroundobjects" svg:width="22.86cm" svg:height="13.419cm" svg:x="1.27cm" svg:y="3.597cm" presentation:class="outline" presentation:placeholder="true">
        <draw:text-box/>
      </draw:frame>
      <draw:custom-shape draw:style-name="Mgr3" draw:text-style-name="MP3" draw:layer="backgroundobjects" svg:width="25.4cm" svg:height="0.423cm" svg:x="0cm" svg:y="0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25.4cm" svg:height="0.424cm" svg:x="0cm" svg:y="18.644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1.058cm" svg:height="0.97cm" svg:x="22.437cm" svg:y="17.357cm">
        <draw:image xlink:href="Pictures/10000000000000600000005829D0F6DE.png" xlink:type="simple" xlink:show="embed" xlink:actuate="onLoad">
          <text:p/>
        </draw:image>
      </draw:frame>
      <draw:frame presentation:style-name="Mpr1" draw:layer="backgroundobjects" svg:width="1.129cm" svg:height="1.023cm" svg:x="23.847cm" svg:y="17.523cm" presentation:class="page-number">
        <draw:text-box>
          <text:list text:style-name="ML1">
            <text:list-header>
              <text:p><text:page-number>&lt;Nummer&gt;</text:page-number></text:p>
            </text:list-header>
          </text:list>
        </draw:text-box>
      </draw:frame>
      <draw:custom-shape draw:style-name="Mgr5" draw:text-style-name="MP3" draw:layer="backgroundobjects" svg:width="6.633cm" svg:height="0.853cm" svg:x="15.804cm" svg:y="17.418cm">
        <text:list text:style-name="ML2">
          <text:list-header>
            <text:p text:style-name="MP5"><text:span text:style-name="MT1">OWASP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6" draw:layer="backgroundobjects" svg:width="19.05cm" svg:height="25.4cm" svg:x="0cm" svg:y="0cm">
          <text:p/>
        </draw:rect>
        <draw:frame draw:style-name="Mgr7" draw:text-style-name="MP8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draw:style-name="Mgr7" draw:text-style-name="MP10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8" draw:layer="backgroundobjects" svg:width="8.255cm" svg:height="1.271cm" svg:x="-0.001cm" svg:y="24.125cm" presentation:class="footer">
          <draw:text-box>
            <text:list text:style-name="ML3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draw:style-name="Mgr8" draw:text-style-name="MP10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9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9" draw:text-style-name="MP3" draw:layer="backgroundobjects" svg:width="21.378cm" svg:height="13.758cm" svg:x="4.022cm" svg:y="2.117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el1-title" draw:layer="backgroundobjects" svg:width="16.298cm" svg:height="5.292cm" svg:x="9.102cm" svg:y="2.116cm" presentation:class="title" presentation:placeholder="true">
        <draw:text-box/>
      </draw:frame>
      <draw:custom-shape draw:style-name="Mgr10" draw:text-style-name="MP3" draw:layer="backgroundobjects" svg:width="25.4cm" svg:height="1.693cm" svg:x="0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25.4cm" svg:height="3.193cm" svg:x="0cm" svg:y="15.875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3.81cm" svg:height="3.497cm" svg:x="4.657cm" svg:y="2.963cm">
        <draw:image xlink:href="Pictures/1000020000000060000000585715A11D.png" xlink:type="simple" xlink:show="embed" xlink:actuate="onLoad">
          <text:p/>
        </draw:image>
      </draw:frame>
      <draw:custom-shape draw:style-name="Mgr5" draw:text-style-name="MP3" draw:layer="backgroundobjects" svg:width="11.642cm" svg:height="1.53cm" svg:x="11.218cm" svg:y="14.349cm">
        <text:list text:style-name="ML2">
          <text:list-header>
            <text:p text:style-name="MP11"><text:span text:style-name="MT3">Copyright © The OWASP Foundation</text:span></text:p>
            <text:p text:style-name="MP11"><text:span text:style-name="MT3">Permission is granted to copy, distribute and/or modify this document under the terms of the OWASP License.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3" draw:layer="backgroundobjects" svg:width="25.4cm" svg:height="0.424cm" svg:x="0cm" svg:y="1.693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12" draw:text-style-name="MP3" draw:layer="backgroundobjects" svg:width="3.938cm" svg:height="10.389cm" svg:x="0.018cm" svg:y="2.099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3.938cm" svg:height="1.147cm" svg:x="0.018cm" svg:y="14.728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14" draw:text-style-name="MP3" draw:layer="backgroundobjects" svg:width="3.938cm" svg:height="1.57cm" svg:x="0.018cm" svg:y="13.458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15" draw:text-style-name="MP3" draw:layer="backgroundobjects" svg:width="3.938cm" svg:height="3.387cm" svg:x="0.018cm" svg:y="7.408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14" draw:text-style-name="MP3" draw:layer="backgroundobjects" svg:width="1.892cm" svg:height="3.387cm" svg:x="4.035cm" svg:y="7.408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14" draw:text-style-name="MP3" draw:layer="backgroundobjects" svg:width="1.892cm" svg:height="3.387cm" svg:x="6.028cm" svg:y="7.408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16" draw:text-style-name="MP3" draw:layer="backgroundobjects" svg:width="25.4cm" svg:height="0.075cm" svg:x="0cm" svg:y="7.338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13.335cm" svg:height="1.446cm" svg:x="11.218cm" svg:y="16.492cm">
        <text:list text:style-name="ML4">
          <text:list-header>
            <text:p text:style-name="MP11"><text:span text:style-name="MT4">The OWASP Found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4" draw:text-style-name="MP3" draw:layer="backgroundobjects" svg:width="1.892cm" svg:height="3.387cm" svg:x="23.508cm" svg:y="7.408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17" draw:text-style-name="MP3" draw:layer="backgroundobjects" svg:width="2.858cm" svg:height="3.387cm" svg:x="7.514cm" svg:y="7.408cm">
        <text:p/>
        <draw:enhanced-geometry svg:viewBox="0 0 456 528" draw:type="non-primitive" draw:enhanced-path="M 0 0  L 0 528  L 192 528  L 452 260  L 456 1  L 0 0  Z N"/>
      </draw:custom-shape>
      <draw:custom-shape draw:style-name="Mgr17" draw:text-style-name="MP3" draw:layer="backgroundobjects" svg:width="2.858cm" svg:height="3.387cm" draw:transform="rotate (3.1415926535892) translate (23.372cm 10.794cm)">
        <text:p/>
        <draw:enhanced-geometry svg:viewBox="0 0 456 528" draw:type="non-primitive" draw:enhanced-path="M 0 0  L 0 528  L 192 528  L 452 260  L 456 1  L 0 0  Z N"/>
      </draw:custom-shape>
      <draw:custom-shape draw:style-name="Mgr5" draw:text-style-name="MP3" draw:layer="backgroundobjects" svg:width="7.409cm" svg:height="1.446cm" svg:x="4.233cm" svg:y="11.748cm">
        <text:list text:style-name="ML5">
          <text:list-header>
            <text:p text:style-name="MP11"><text:span text:style-name="MT5">OWASP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3" draw:layer="backgroundobjects" svg:width="13.335cm" svg:height="0.937cm" svg:x="11.218cm" svg:y="17.573cm">
        <text:list text:style-name="ML4">
          <text:list-header>
            <text:p text:style-name="MP11"><text:span text:style-name="MT6">http://www.owasp.org</text:span><text:span text:style-name="MT7">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frame presentation:style-name="Mpr2" draw:text-style-name="MP8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presentation:style-name="Mpr2" draw:text-style-name="MP10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8" draw:layer="backgroundobjects" svg:width="8.255cm" svg:height="1.271cm" svg:x="-0.001cm" svg:y="24.125cm" presentation:class="footer">
          <draw:text-box>
            <text:list text:style-name="ML3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presentation:style-name="Mpr3" draw:text-style-name="MP10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9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WASP</dc:title>
    <dc:subject>Web Application Security</dc:subject>
    <dc:description>https://www.owasp.org/</dc:description>
    <meta:creation-date>2011-06-28T16:59:58</meta:creation-date>
    <meta:editing-cycles>1</meta:editing-cycles>
    <meta:editing-duration>P0D</meta:editing-duration>
    <meta:generator>LibreOffice/3.3$Unix LibreOffice_project/330m19$Build-202</meta:generator>
    <meta:keyword>Web Application Security</meta:keyword>
    <meta:document-statistic meta:object-count="61"/>
  </office:meta>
</office:document-meta>
</file>